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RcptMX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RcptMX.lo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RcptMX.check( SMTPSession sess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ValidRcptMX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RcptMX.setDNSServer( DNSService dns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RcptMX.configure( Configuration arg0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alidRcptMX.service( ServiceManag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RcptMX.setBannedNetworks( Collection networks , DNSService dns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idRcptMX.getJunkHandlerData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